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color="#595959" fo:font-size="10pt" style:font-size-asian="10pt" style:font-size-complex="10pt"/>
    </style:style>
    <style:style style:name="T8" style:parent-style-name="Fuentedepárrafopredeter." style:family="text">
      <style:text-properties style:language-asian="es" style:country-asian="ES"/>
    </style:style>
    <style:style style:name="P9" style:parent-style-name="Normal" style:family="paragraph">
      <style:paragraph-properties fo:text-align="end" fo:margin-top="0.1388in" fo:line-height="150%"/>
    </style:style>
    <style:style style:name="T10" style:parent-style-name="Fuentedepárrafopredeter." style:family="text">
      <style:text-properties fo:text-transform="uppercase" fo:color="#4F81BD" fo:font-size="32pt" style:font-size-asian="32pt" style:font-size-complex="32pt"/>
    </style:style>
    <style:style style:name="P11" style:parent-style-name="Normal" style:family="paragraph">
      <style:paragraph-properties fo:text-align="end" fo:margin-top="0.1388in" fo:line-height="150%"/>
    </style:style>
    <style:style style:name="T12" style:parent-style-name="Fuentedepárrafopredeter." style:family="text">
      <style:text-properties fo:color="#404040" fo:font-size="18pt" style:font-size-asian="18pt" style:font-size-complex="18pt"/>
    </style:style>
    <style:style style:name="T13" style:parent-style-name="Fuentedepárrafopredeter." style:family="text">
      <style:text-properties fo:color="#404040" fo:font-size="18pt" style:font-size-asian="18pt" style:font-size-complex="18pt"/>
    </style:style>
    <style:style style:name="T14" style:parent-style-name="Fuentedepárrafopredeter." style:family="text">
      <style:text-properties fo:color="#404040" fo:font-size="18pt" style:font-size-asian="18pt" style:font-size-complex="18pt"/>
    </style:style>
    <style:style style:name="T15" style:parent-style-name="Fuentedepárrafopredeter." style:family="text">
      <style:text-properties style:language-asian="es" style:country-asian="ES"/>
    </style:style>
    <style:style style:name="P16" style:parent-style-name="Sinespaciado" style:family="paragraph">
      <style:paragraph-properties fo:text-align="end" fo:margin-top="0.1388in" fo:margin-bottom="0.1388in" fo:line-height="150%"/>
    </style:style>
    <style:style style:name="T17" style:parent-style-name="Fuentedepárrafopredeter." style:family="text">
      <style:text-properties fo:color="#595959" fo:font-size="14pt" style:font-size-asian="14pt" style:font-size-complex="14pt"/>
    </style:style>
    <style:style style:name="P18" style:parent-style-name="Sinespaciado" style:family="paragraph">
      <style:paragraph-properties fo:text-align="end"/>
      <style:text-properties fo:color="#595959" fo:font-size="9pt" style:font-size-asian="9pt" style:font-size-complex="9pt"/>
    </style:style>
    <style:style style:name="P19" style:parent-style-name="Normal" style:family="paragraph">
      <style:paragraph-properties fo:break-before="page"/>
    </style:style>
    <style:style style:name="P20" style:parent-style-name="Título1" style:family="paragraph">
      <style:paragraph-properties fo:text-align="justify" fo:margin-bottom="0.1111in" fo:line-height="150%"/>
      <style:text-properties fo:color="#FFFFFF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22" style:parent-style-name="Normal" style:family="paragraph">
      <style:paragraph-properties fo:text-align="center" fo:margin-top="0.1388in" fo:line-height="150%"/>
      <style:text-properties style:font-name="Times New Roman" style:font-name-complex="Times New Roman" fo:font-size="28pt" style:font-size-asian="28pt" style:font-size-complex="28pt"/>
    </style:style>
    <style:style style:name="P23" style:parent-style-name="Normal" style:family="paragraph">
      <style:paragraph-properties fo:text-align="center" fo:margin-top="0.1388in" fo:line-height="150%"/>
      <style:text-properties style:font-name="Times New Roman" style:font-name-complex="Times New Roman" fo:font-size="24pt" style:font-size-asian="24pt" style:font-size-complex="24pt"/>
    </style:style>
    <style:style style:name="P24" style:parent-style-name="Textoindependiente" style:family="paragraph">
      <style:paragraph-properties fo:text-align="center"/>
      <style:text-properties style:font-name-complex="Arial" fo:font-weight="bold" style:font-weight-asian="bold" fo:font-size="24pt" style:font-size-asian="24pt" fo:language="es" fo:country="CO"/>
    </style:style>
    <style:style style:name="P25" style:parent-style-name="Textoindependiente" style:family="paragraph">
      <style:paragraph-properties fo:text-align="center"/>
      <style:text-properties style:font-name-complex="Arial" fo:font-weight="bold" style:font-weight-asian="bold" fo:font-size="24pt" style:font-size-asian="24pt" fo:language="es" fo:country="CO"/>
    </style:style>
    <style:style style:name="P26" style:parent-style-name="Textoindependiente" style:family="paragraph">
      <style:paragraph-properties fo:text-align="center"/>
      <style:text-properties style:font-name-complex="Arial" fo:font-weight="bold" style:font-weight-asian="bold" fo:font-size="12pt" style:font-size-asian="12pt" fo:language="es" fo:country="CO"/>
    </style:style>
    <style:style style:name="P27" style:parent-style-name="Textoindependiente" style:family="paragraph">
      <style:paragraph-properties fo:text-align="center"/>
      <style:text-properties style:font-name-complex="Arial" fo:font-weight="bold" style:font-weight-asian="bold" fo:font-size="16pt" style:font-size-asian="16pt" style:font-size-complex="18pt" fo:language="es" fo:country="CO"/>
    </style:style>
    <style:style style:name="P28" style:parent-style-name="Titulo1lSPMP" style:family="paragraph">
      <style:text-properties style:font-name="Times New Roman" style:font-name-complex="Times New Roman"/>
    </style:style>
    <style:style style:name="P29" style:parent-style-name="Titulo1lSPMP" style:family="paragraph">
      <style:paragraph-properties fo:text-align="center" fo:margin-top="0.1388in" fo:margin-bottom="0.1388in" fo:line-height="150%"/>
      <style:text-properties style:font-name="Times New Roman" style:font-name-complex="Times New Roman" fo:font-size="12pt" style:font-size-asian="12pt" style:font-size-complex="12pt"/>
    </style:style>
    <style:style style:name="P30" style:parent-style-name="Titulo1lSPMP" style:family="paragraph">
      <style:paragraph-properties fo:text-align="center" fo:margin-top="0.1388in" fo:margin-bottom="0.1388in" fo:line-height="150%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break-before="page"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Título1" style:family="paragraph">
      <style:paragraph-properties fo:text-align="justify" fo:margin-top="0.1388in" fo:margin-bottom="0.1388in" fo:line-height="150%"/>
    </style:style>
    <style:style style:name="TableColumn35" style:family="table-column">
      <style:table-column-properties style:column-width="0.7368in" style:use-optimal-column-width="false"/>
    </style:style>
    <style:style style:name="TableColumn36" style:family="table-column">
      <style:table-column-properties style:column-width="0.9229in" style:use-optimal-column-width="false"/>
    </style:style>
    <style:style style:name="TableColumn37" style:family="table-column">
      <style:table-column-properties style:column-width="2.3625in" style:use-optimal-column-width="false"/>
    </style:style>
    <style:style style:name="TableColumn38" style:family="table-column">
      <style:table-column-properties style:column-width="1.1812in" style:use-optimal-column-width="false"/>
    </style:style>
    <style:style style:name="Table34" style:family="table">
      <style:table-properties style:width="5.2034in" fo:margin-left="0in" table:align="center"/>
    </style:style>
    <style:style style:name="TableRow39" style:family="table-row">
      <style:table-row-properties style:use-optimal-row-height="false" fo:keep-together="always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41" style:parent-style-name="Tabletext" style:family="paragraph">
      <style:paragraph-properties fo:text-align="center" fo:margin-top="0.1388in" fo:margin-bottom="0.1388in" fo:line-height="150%"/>
      <style:text-properties fo:font-weight="bold" style:font-weight-asian="bold" fo:font-size="11pt" style:font-size-asian="11pt" style:font-size-complex="11pt" fo:language="es" fo:country="CO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43" style:parent-style-name="Tabletext" style:family="paragraph">
      <style:paragraph-properties fo:text-align="center" fo:margin-top="0.1388in" fo:margin-bottom="0.1388in" fo:line-height="150%"/>
      <style:text-properties fo:font-weight="bold" style:font-weight-asian="bold" fo:font-size="11pt" style:font-size-asian="11pt" style:font-size-complex="11pt" fo:language="es" fo:country="CO"/>
    </style:style>
    <style:style style:name="TableCell44" style:family="table-cell">
      <style:table-cell-properties fo:border-top="0.0034in solid #000000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45" style:parent-style-name="Tabletext" style:family="paragraph">
      <style:paragraph-properties fo:text-align="center" fo:margin-top="0.1388in" fo:margin-bottom="0.1388in" fo:line-height="150%"/>
      <style:text-properties fo:font-weight="bold" style:font-weight-asian="bold" fo:font-size="11pt" style:font-size-asian="11pt" style:font-size-complex="11pt" fo:language="es" fo:country="CO"/>
    </style:style>
    <style:style style:name="TableCell4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47" style:parent-style-name="Tabletext" style:family="paragraph">
      <style:paragraph-properties fo:text-align="center" fo:margin-top="0.1388in" fo:margin-bottom="0.1388in" fo:line-height="150%"/>
    </style:style>
    <style:style style:name="T48" style:parent-style-name="Fuentedepárrafopredeter." style:family="text">
      <style:text-properties style:font-name-asian="Arial Unicode MS" fo:font-weight="bold" style:font-weight-asian="bold" fo:font-size="11pt" style:font-size-asian="11pt" style:font-size-complex="11pt"/>
    </style:style>
    <style:style style:name="TableRow49" style:family="table-row">
      <style:table-row-properties style:use-optimal-row-height="false" fo:keep-together="always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51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75in" fo:padding-bottom="0in" fo:padding-right="0.075in"/>
    </style:style>
    <style:style style:name="P53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75in" fo:padding-bottom="0in" fo:padding-right="0.075in"/>
    </style:style>
    <style:style style:name="P55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TableCell56" style:family="table-cell">
      <style:table-cell-properties fo:border="0.0034in solid #000000" style:writing-mode="lr-tb" style:vertical-align="middle" fo:padding-top="0in" fo:padding-left="0.075in" fo:padding-bottom="0in" fo:padding-right="0.075in"/>
    </style:style>
    <style:style style:name="P57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P58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P59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P60" style:parent-style-name="Tabletext" style:family="paragraph">
      <style:paragraph-properties fo:text-align="center" fo:margin-top="0.1388in" fo:margin-bottom="0.1388in" fo:line-height="150%"/>
      <style:text-properties fo:font-size="11pt" style:font-size-asian="11pt" style:font-size-complex="11pt" fo:language="es" fo:country="CO"/>
    </style:style>
    <style:style style:name="P61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63" style:parent-style-name="Título1" style:family="paragraph">
      <style:paragraph-properties fo:text-align="justify" fo:margin-top="0.1388in" fo:margin-bottom="0.1388in" fo:line-height="150%"/>
    </style:style>
    <style:style style:name="P64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67" style:parent-style-name="Título1" style:family="paragraph">
      <style:paragraph-properties fo:margin-bottom="0.1388in" fo:line-height="150%"/>
    </style:style>
    <style:style style:name="P68" style:parent-style-name="Normal" style:family="paragraph">
      <style:paragraph-properties fo:text-align="justify" fo:margin-bottom="0.1111in" fo:line-height="150%"/>
    </style:style>
    <style:style style:name="P69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break-before="page"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72" style:parent-style-name="Título1" style:family="paragraph">
      <style:paragraph-properties fo:text-align="justify" fo:margin-bottom="0.1111in" fo:line-height="150%"/>
    </style:style>
    <style:style style:name="P73" style:parent-style-name="Normal" style:family="paragraph">
      <style:paragraph-properties fo:text-align="justify" fo:margin-bottom="0.1111in" fo:line-height="150%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75" style:parent-style-name="Título1" style:family="paragraph">
      <style:paragraph-properties fo:text-align="justify" fo:margin-bottom="0.1111in" fo:line-height="150%"/>
    </style:style>
    <style:style style:name="P76" style:parent-style-name="Normal" style:family="paragraph">
      <style:paragraph-properties fo:margin-bottom="0.1111in" fo:line-height="150%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79" style:parent-style-name="Título1" style:family="paragraph">
      <style:paragraph-properties fo:text-align="justify" fo:margin-top="0.1388in" fo:margin-bottom="0.1388in" fo:line-height="150%"/>
    </style:style>
    <style:style style:name="P80" style:parent-style-name="Título2" style:family="paragraph">
      <style:paragraph-properties fo:text-align="justify" fo:margin-bottom="0.1388in" fo:line-height="150%"/>
    </style:style>
    <style:style style:name="P81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82" style:parent-style-name="Título2" style:family="paragraph">
      <style:paragraph-properties fo:text-align="justify" fo:margin-bottom="0.1388in" fo:line-height="150%"/>
    </style:style>
    <style:style style:name="P83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84" style:parent-style-name="Título2" style:family="paragraph">
      <style:paragraph-properties fo:text-align="justify" fo:margin-bottom="0.1388in" fo:line-height="150%"/>
    </style:style>
    <style:style style:name="P85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86" style:parent-style-name="Título2" style:family="paragraph">
      <style:paragraph-properties fo:text-align="justify" fo:margin-bottom="0.1388in" fo:line-height="150%"/>
    </style:style>
    <style:style style:name="P87" style:parent-style-name="Normal" style:family="paragraph">
      <style:paragraph-properties fo:text-align="justify" fo:margin-top="0.1388in" fo:line-height="150%"/>
      <style:text-properties style:font-name="Times New Roman" style:font-name-complex="Times New Roman" fo:font-size="12pt" style:font-size-asian="12pt" style:font-size-complex="12pt"/>
    </style:style>
    <style:style style:name="P88" style:parent-style-name="Título2" style:family="paragraph">
      <style:paragraph-properties fo:text-align="justify" fo:margin-bottom="0.1111in" fo:line-height="150%"/>
    </style:style>
    <style:style style:name="P89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91" style:parent-style-name="Título1" style:family="paragraph">
      <style:paragraph-properties fo:margin-bottom="0.1388in" fo:line-height="150%"/>
    </style:style>
    <style:style style:name="P92" style:parent-style-name="Título2" style:family="paragraph">
      <style:paragraph-properties fo:text-align="justify" fo:margin-bottom="0.1388in" fo:line-height="150%"/>
    </style:style>
    <style:style style:name="P93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95" style:parent-style-name="Título2" style:family="paragraph">
      <style:paragraph-properties fo:text-align="justify" fo:line-height="150%"/>
    </style:style>
    <style:style style:name="P96" style:parent-style-name="Título2" style:family="paragraph">
      <style:paragraph-properties fo:text-align="justify" fo:line-height="150%"/>
    </style:style>
    <style:style style:name="P97" style:parent-style-name="Título2" style:family="paragraph">
      <style:paragraph-properties fo:text-align="justify" fo:line-height="150%"/>
    </style:style>
    <style:style style:name="P98" style:parent-style-name="Título1" style:family="paragraph">
      <style:paragraph-properties fo:text-align="justify" fo:line-height="150%"/>
    </style:style>
    <style:style style:name="P99" style:parent-style-name="Título2" style:family="paragraph">
      <style:paragraph-properties fo:text-align="justify" fo:line-height="150%"/>
    </style:style>
    <style:style style:name="P100" style:parent-style-name="Título2" style:family="paragraph">
      <style:paragraph-properties fo:text-align="justify" fo:line-height="150%"/>
    </style:style>
    <style:style style:name="P101" style:parent-style-name="Título2" style:family="paragraph">
      <style:paragraph-properties fo:text-align="justify" fo:line-height="150%"/>
    </style:style>
    <style:style style:name="P102" style:parent-style-name="Título2" style:family="paragraph">
      <style:paragraph-properties fo:text-align="justify" fo:line-height="150%"/>
    </style:style>
    <style:style style:name="P103" style:parent-style-name="Título2" style:family="paragraph">
      <style:paragraph-properties fo:text-align="justify" fo:line-height="150%"/>
    </style:style>
    <style:style style:name="P104" style:parent-style-name="Título1" style:family="paragraph">
      <style:paragraph-properties fo:text-align="justify" fo:line-height="150%"/>
    </style:style>
    <style:style style:name="P105" style:parent-style-name="Título2" style:family="paragraph">
      <style:paragraph-properties fo:text-align="justify" fo:line-height="150%"/>
    </style:style>
    <style:style style:name="P106" style:parent-style-name="Título2" style:family="paragraph">
      <style:paragraph-properties fo:text-align="justify" fo:line-height="150%"/>
    </style:style>
    <style:style style:name="P107" style:parent-style-name="Título2" style:family="paragraph">
      <style:paragraph-properties fo:text-align="justify" fo:line-height="150%"/>
    </style:style>
    <style:style style:name="P108" style:parent-style-name="Título1" style:family="paragraph">
      <style:paragraph-properties fo:text-align="justify" fo:line-height="150%"/>
    </style:style>
    <style:style style:name="P109" style:parent-style-name="Título2" style:family="paragraph">
      <style:paragraph-properties fo:text-align="justify" fo:line-height="150%"/>
    </style:style>
    <style:style style:name="P110" style:parent-style-name="Título2" style:family="paragraph">
      <style:paragraph-properties fo:text-align="justify" fo:line-height="150%"/>
    </style:style>
    <style:style style:name="P111" style:parent-style-name="Título2" style:family="paragraph">
      <style:paragraph-properties fo:text-align="justify" fo:line-height="150%"/>
    </style:style>
    <style:style style:name="P112" style:parent-style-name="Título2" style:family="paragraph">
      <style:paragraph-properties fo:text-align="justify" fo:line-height="150%"/>
    </style:style>
    <style:style style:name="P113" style:parent-style-name="Título2" style:family="paragraph">
      <style:paragraph-properties fo:text-align="justify" fo:line-height="150%"/>
    </style:style>
    <style:style style:name="P114" style:parent-style-name="Título1" style:family="paragraph">
      <style:paragraph-properties fo:text-align="justify" fo:line-height="150%"/>
    </style:style>
    <style:style style:name="P115" style:parent-style-name="Título1" style:family="paragraph">
      <style:paragraph-properties fo:text-align="justify" fo:line-height="150%"/>
    </style:style>
    <style:style style:name="P116" style:parent-style-name="Título1" style:family="paragraph">
      <style:paragraph-properties fo:text-align="justify" fo:line-height="150%"/>
    </style:style>
    <style:style style:name="P117" style:parent-style-name="Normal" style:family="paragraph">
      <style:paragraph-properties fo:text-align="justify" fo:line-height="150%"/>
    </style:style>
    <style:style style:name="P118" style:parent-style-name="Normal" style:family="paragraph">
      <style:paragraph-properties fo:text-align="justify" fo:line-height="150%"/>
    </style:style>
    <style:style style:name="P119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f81bd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4"><draw:g draw:z-index="251662336" draw:name="Grupo 149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span><text:span text:style-name="T5"><draw:frame draw:z-index="251661312" draw:id="id3" draw:style-name="a4" draw:name="Cuadro de texto 153" text:anchor-type="paragraph" svg:x="0.24375in" svg:y="8.18542in" svg:width="7.78056in" svg:height="0.17639in" style:rel-width="scale" style:rel-height="scale"><draw:text-box><text:p text:style-name="P6"><text:span text:style-name="T7"><text:s text:c="5"/></text:span></text:p></draw:text-box><svg:title/><svg:desc/></draw:frame></text:span><text:span text:style-name="T8"><draw:frame draw:z-index="251659264" draw:id="id4" draw:style-name="a5" draw:name="Cuadro de texto 154" text:anchor-type="paragraph" svg:x="0.24375in" svg:y="3.50764in" svg:width="7.78056in" svg:height="4.2375in" style:rel-width="scale" style:rel-height="scale"><draw:text-box><text:p text:style-name="P9"><text:span text:style-name="T10">Agenda telefónica mejorada</text:span></text:p><text:p text:style-name="P11"><text:span text:style-name="T12">P</text:span><text:span text:style-name="T13">lan de P</text:span><text:span text:style-name="T14">royecto</text:span></text:p></draw:text-box><svg:title/><svg:desc/></draw:frame></text:span></text:p>
      <text:p text:style-name="Normal"><text:span text:style-name="T15"><draw:frame draw:z-index="251660288" draw:id="id5" draw:style-name="a6" draw:name="Cuadro de texto 152" text:anchor-type="paragraph" svg:x="1.98333in" svg:y="9.13333in" svg:width="6.13889in" svg:height="1.54167in" style:rel-width="scale" style:rel-height="scale"><draw:text-box><text:p text:style-name="P16"><text:span text:style-name="T17">Alejandro Sánchez Torrico, Inés de Blas Ruiz, José Manuel Loeches Ruiz, Mario Céspedes Delgado</text:span></text:p><text:p text:style-name="P18"/></draw:text-box><svg:title/><svg:desc/></draw:frame></text:span></text:p>
      <text:p text:style-name="P19"/>
      <text:h text:style-name="P20" text:outline-level="1"><text:bookmark-start text:name="_Toc479893201"/><text:soft-page-break/>Página de título<text:bookmark-end text:name="_Toc479893201"/></text:h>
      <text:p text:style-name="P21"/>
      <text:p text:style-name="P22">Agenda telefónica mejorada</text:p>
      <text:p text:style-name="P23">Documento Plan de Proyecto</text:p>
      <text:p text:style-name="P24"/>
      <text:p text:style-name="P25"/>
      <text:p text:style-name="P26"/>
      <text:p text:style-name="P27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Titulo1lSPMP"/>
      <text:p text:style-name="P28"/>
      <text:p text:style-name="P29">Universidad Rey Juan Carlos</text:p>
      <text:p text:style-name="P30">20/03/2017</text:p>
      <text:p text:style-name="Titulo1lSPMP"/>
      <text:p text:style-name="Titulo1lSPMP"/>
      <text:p text:style-name="P31"/>
      <text:p text:style-name="P32"/>
      <text:h text:style-name="P33" text:outline-level="1"><text:bookmark-start text:name="_Toc479893202"/><text:soft-page-break/>Hoja de revisión<text:bookmark-end text:name="_Toc479893202"/></text:h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ón</text:p>
          </table:table-cell>
          <table:table-cell table:style-name="TableCell42">
            <text:p text:style-name="P43">Fecha</text:p>
          </table:table-cell>
          <table:table-cell table:style-name="TableCell44">
            <text:p text:style-name="P45">Descripción</text:p>
          </table:table-cell>
          <table:table-cell table:style-name="TableCell46">
            <text:p text:style-name="P47"><text:span text:style-name="T48">Responsable</text:span></text:p>
          </table:table-cell>
        </table:table-row>
        <table:table-row table:style-name="TableRow49">
          <table:table-cell table:style-name="TableCell50">
            <text:p text:style-name="P51">1.0</text:p>
          </table:table-cell>
          <table:table-cell table:style-name="TableCell52">
            <text:p text:style-name="P53">20/03/2017</text:p>
          </table:table-cell>
          <table:table-cell table:style-name="TableCell54">
            <text:p text:style-name="P55">Revisión<text:s/>final del Documento Plan de Proyecto.</text:p>
          </table:table-cell>
          <table:table-cell table:style-name="TableCell56">
            <text:p text:style-name="P57">Alejandro Sánchez Torrico</text:p>
            <text:p text:style-name="P58">Inés de Blas Ruiz</text:p>
            <text:p text:style-name="P59">José Manuel Loeches Ruiz</text:p>
            <text:p text:style-name="P60">Mario Céspedes Delgado</text:p>
          </table:table-cell>
        </table:table-row>
      </table:table>
      <text:p text:style-name="P61"/>
      <text:p text:style-name="P62"/>
      <text:h text:style-name="P63" text:outline-level="1"><text:bookmark-start text:name="_Toc479893203"/><text:soft-page-break/>Prefacio<text:bookmark-end text:name="_Toc479893203"/></text:h>
      <text:p text:style-name="P64">El propósito de este documento es describir el trabajo que se llevará a cabo para realizar el proyecto, así como establecer las responsabilidades determinando quién realizará cada tarea. Por lo tanto, muestra las tareas, su coordinación y los recursos necesarios para cumplir los objetivos, estableciendo un marco de trabajo del proyecto. El Documento de Plan de Proyecto nos servirá para realizar un seguimiento del<text:s/>mismo<text:s/>y medir el impacto de los cambios.</text:p>
      <text:p text:style-name="P65">La audiencia del<text:s/>Documento Plan de Proyecto involucra a todo el personal, incluyendo al cliente y a los desarrolladores.</text:p>
      <text:p text:style-name="P66"/>
      <text:h text:style-name="P67" text:outline-level="1"><text:bookmark-start text:name="_Toc479893204"/>Tabla de contenidos<text:bookmark-end text:name="_Toc47989320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DC1"><text:a xlink:href="#_Toc479893201" office:target-frame-name="_top" xlink:show="replace"><text:span text:style-name="Hipervínculo">Página de título</text:span><text:tab/>2</text:a></text:p>
          <text:p text:style-name="TDC1"><text:a xlink:href="#_Toc479893202" office:target-frame-name="_top" xlink:show="replace"><text:span text:style-name="Hipervínculo">Hoja de revisión</text:span><text:tab/>3</text:a></text:p>
          <text:p text:style-name="TDC1"><text:a xlink:href="#_Toc479893203" office:target-frame-name="_top" xlink:show="replace"><text:span text:style-name="Hipervínculo">Prefacio</text:span><text:tab/>4</text:a></text:p>
          <text:p text:style-name="TDC1"><text:a xlink:href="#_Toc479893204" office:target-frame-name="_top" xlink:show="replace"><text:span text:style-name="Hipervínculo">Tabla de contenidos</text:span><text:tab/>5</text:a></text:p>
          <text:p text:style-name="TDC1"><text:a xlink:href="#_Toc479893205" office:target-frame-name="_top" xlink:show="replace"><text:span text:style-name="Hipervínculo">Lista de figuras</text:span><text:tab/>7</text:a></text:p>
          <text:p text:style-name="TDC1"><text:a xlink:href="#_Toc479893206" office:target-frame-name="_top" xlink:show="replace"><text:span text:style-name="Hipervínculo">Lista de tablas</text:span><text:tab/>7</text:a></text:p>
          <text:p text:style-name="TDC1"><text:a xlink:href="#_Toc479893207" office:target-frame-name="_top" xlink:show="replace"><text:span text:style-name="Hipervínculo">I. Introducción</text:span><text:tab/>7</text:a></text:p>
          <text:p text:style-name="TDC2"><text:a xlink:href="#_Toc479893208" office:target-frame-name="_top" xlink:show="replace"><text:span text:style-name="Hipervínculo">A. Visión General del proyecto</text:span><text:tab/>7</text:a></text:p>
          <text:p text:style-name="TDC2"><text:a xlink:href="#_Toc479893209" office:target-frame-name="_top" xlink:show="replace"><text:span text:style-name="Hipervínculo">B. Productos finales</text:span><text:tab/>8</text:a></text:p>
          <text:p text:style-name="TDC2"><text:a xlink:href="#_Toc479893210" office:target-frame-name="_top" xlink:show="replace"><text:span text:style-name="Hipervínculo">C. Evolución del Plan de Proyecto</text:span><text:tab/>8</text:a></text:p>
          <text:p text:style-name="TDC2"><text:a xlink:href="#_Toc479893211" office:target-frame-name="_top" xlink:show="replace"><text:span text:style-name="Hipervínculo">D. Documentos de referencia</text:span><text:tab/>8</text:a></text:p>
          <text:p text:style-name="TDC2"><text:a xlink:href="#_Toc479893212" office:target-frame-name="_top" xlink:show="replace"><text:span text:style-name="Hipervínculo">E. Definiciones y acrónimos</text:span><text:tab/>8</text:a></text:p>
          <text:p text:style-name="TDC1"><text:a xlink:href="#_Toc479893213" office:target-frame-name="_top" xlink:show="replace"><text:span text:style-name="Hipervínculo">II. Organización del Proyecto</text:span><text:tab/>9</text:a></text:p>
          <text:p text:style-name="TDC2"><text:a xlink:href="#_Toc479893214" office:target-frame-name="_top" xlink:show="replace"><text:span text:style-name="Hipervínculo">A. Modelo de procesos</text:span><text:tab/>9</text:a></text:p>
          <text:p text:style-name="TDC2"><text:a xlink:href="#_Toc479893215" office:target-frame-name="_top" xlink:show="replace"><text:span text:style-name="Hipervínculo">B. Estructura organizativa</text:span><text:tab/>9</text:a></text:p>
          <text:p text:style-name="TDC2"><text:a xlink:href="#_Toc479893216" office:target-frame-name="_top" xlink:show="replace"><text:span text:style-name="Hipervínculo">C. Fronteras e interfaces organizativas</text:span><text:tab/>9</text:a></text:p>
          <text:p text:style-name="TDC2"><text:a xlink:href="#_Toc479893217" office:target-frame-name="_top" xlink:show="replace"><text:span text:style-name="Hipervínculo">D. Responsabilidades</text:span><text:tab/>9</text:a></text:p>
          <text:p text:style-name="TDC1"><text:a xlink:href="#_Toc479893218" office:target-frame-name="_top" xlink:show="replace"><text:span text:style-name="Hipervínculo">III. Proceso de Gestión</text:span><text:tab/>9</text:a></text:p>
          <text:p text:style-name="TDC2"><text:a xlink:href="#_Toc479893219" office:target-frame-name="_top" xlink:show="replace"><text:span text:style-name="Hipervínculo">A. Objetivos y prioridades de gestión</text:span><text:tab/>9</text:a></text:p>
          <text:p text:style-name="TDC2"><text:a xlink:href="#_Toc479893220" office:target-frame-name="_top" xlink:show="replace"><text:span text:style-name="Hipervínculo">B. Suposiciones, dependencias y restricciones</text:span><text:tab/>9</text:a></text:p>
          <text:p text:style-name="TDC2"><text:a xlink:href="#_Toc479893221" office:target-frame-name="_top" xlink:show="replace"><text:span text:style-name="Hipervínculo">C. Gestión de riesgos</text:span><text:tab/>9</text:a></text:p>
          <text:p text:style-name="TDC2"><text:a xlink:href="#_Toc479893222" office:target-frame-name="_top" xlink:show="replace"><text:span text:style-name="Hipervínculo">D. Mecanismos de supervisión y control</text:span><text:tab/>9</text:a></text:p>
          <text:p text:style-name="TDC2"><text:a xlink:href="#_Toc479893223" office:target-frame-name="_top" xlink:show="replace"><text:span text:style-name="Hipervínculo">E. Plan de personal</text:span><text:tab/>9</text:a></text:p>
          <text:p text:style-name="TDC1"><text:a xlink:href="#_Toc479893224" office:target-frame-name="_top" xlink:show="replace"><text:span text:style-name="Hipervínculo">IV. Proceso Técnico</text:span><text:tab/>9</text:a></text:p>
          <text:p text:style-name="TDC2"><text:a xlink:href="#_Toc479893225" office:target-frame-name="_top" xlink:show="replace"><text:span text:style-name="Hipervínculo">A. Metodología, técnicas y herramientas</text:span><text:tab/>9</text:a></text:p>
          <text:p text:style-name="TDC2"><text:a xlink:href="#_Toc479893226" office:target-frame-name="_top" xlink:show="replace"><text:span text:style-name="Hipervínculo">B. Documentación software</text:span><text:tab/>9</text:a></text:p>
          <text:p text:style-name="TDC2"><text:a xlink:href="#_Toc479893227" office:target-frame-name="_top" xlink:show="replace"><text:span text:style-name="Hipervínculo">C. Funciones de apoyo al proyecto</text:span><text:tab/>9</text:a></text:p>
          <text:p text:style-name="TDC1"><text:a xlink:href="#_Toc479893228" office:target-frame-name="_top" xlink:show="replace"><text:span text:style-name="Hipervínculo">V. Plan de Desarrollo</text:span><text:tab/>9</text:a></text:p>
          <text:p text:style-name="TDC2"><text:a xlink:href="#_Toc479893229" office:target-frame-name="_top" xlink:show="replace"><text:span text:style-name="Hipervínculo">A. Paquetes de trabajo</text:span><text:tab/>9</text:a></text:p>
          <text:p text:style-name="TDC2"><text:a xlink:href="#_Toc479893230" office:target-frame-name="_top" xlink:show="replace"><text:span text:style-name="Hipervínculo">B. Dependencias</text:span><text:tab/>9</text:a></text:p>
          <text:p text:style-name="TDC2"><text:a xlink:href="#_Toc479893231" office:target-frame-name="_top" xlink:show="replace"><text:span text:style-name="Hipervínculo">C. Recursos</text:span><text:tab/>9</text:a></text:p>
          <text:p text:style-name="TDC2"><text:a xlink:href="#_Toc479893232" office:target-frame-name="_top" xlink:show="replace"><text:span text:style-name="Hipervínculo">D. Presupuesto y distribución de recursos</text:span><text:tab/>9</text:a></text:p>
          <text:p text:style-name="TDC2"><text:a xlink:href="#_Toc479893233" office:target-frame-name="_top" xlink:show="replace"><text:span text:style-name="Hipervínculo">E. Calendario</text:span><text:tab/>10</text:a></text:p>
          <text:p text:style-name="TDC1"><text:a xlink:href="#_Toc479893234" office:target-frame-name="_top" xlink:show="replace"><text:span text:style-name="Hipervínculo">Secciones adicionales</text:span><text:tab/>10</text:a></text:p>
          <text:p text:style-name="TDC1"><text:a xlink:href="#_Toc479893235" office:target-frame-name="_top" xlink:show="replace"><text:span text:style-name="Hipervínculo">Índice</text:span><text:tab/>10</text:a></text:p>
          <text:p text:style-name="TDC1"><text:a xlink:href="#_Toc479893236" office:target-frame-name="_top" xlink:show="replace"><text:span text:style-name="Hipervínculo">Apéndices</text:span><text:tab/>10</text:a></text:p>
        </text:index-body>
      </text:table-of-content>
      <text:p text:style-name="P68"/>
      <text:p text:style-name="P69"/>
      <text:p text:style-name="P70"/>
      <text:p text:style-name="P71"/>
      <text:h text:style-name="P72" text:outline-level="1"><text:bookmark-start text:name="_Toc479893205"/><text:soft-page-break/>Lista de figuras<text:bookmark-end text:name="_Toc479893205"/></text:h>
      <text:p text:style-name="P73">No se aplica.</text:p>
      <text:p text:style-name="P74"/>
      <text:h text:style-name="P75" text:outline-level="1"><text:bookmark-start text:name="_Toc479893206"/>Lista de tablas<text:bookmark-end text:name="_Toc479893206"/></text:h>
      <text:p text:style-name="P76">No se aplica.</text:p>
      <text:p text:style-name="P77"/>
      <text:p text:style-name="P78"/>
      <text:h text:style-name="P79" text:outline-level="1"><text:bookmark-start text:name="_Toc479893207"/><text:soft-page-break/>I.<text:s/>Introducción<text:bookmark-end text:name="_Toc479893207"/></text:h>
      <text:h text:style-name="P80" text:outline-level="2"><text:bookmark-start text:name="_Toc479893208"/>A.<text:s/>Visión General del proyecto<text:bookmark-end text:name="_Toc479893208"/></text:h>
      <text:p text:style-name="P81"/>
      <text:h text:style-name="P82" text:outline-level="2"><text:bookmark-start text:name="_Toc479893209"/>B.<text:s/>Productos finales<text:bookmark-end text:name="_Toc479893209"/></text:h>
      <text:p text:style-name="P83"/>
      <text:h text:style-name="P84" text:outline-level="2"><text:bookmark-start text:name="_Toc479893210"/>C.<text:s/>Evolución del Plan de Proyecto<text:bookmark-end text:name="_Toc479893210"/></text:h>
      <text:p text:style-name="P85"/>
      <text:h text:style-name="P86" text:outline-level="2"><text:bookmark-start text:name="_Toc479893211"/>D.<text:s/>Documentos de referencia<text:bookmark-end text:name="_Toc479893211"/></text:h>
      <text:p text:style-name="P87"/>
      <text:h text:style-name="P88" text:outline-level="2"><text:bookmark-start text:name="_Toc479893212"/>E.<text:s/>Definiciones y acrónimos<text:bookmark-end text:name="_Toc479893212"/></text:h>
      <text:p text:style-name="P89"><text:bookmark-start text:name="_Toc479893213"/></text:p>
      <text:p text:style-name="P90"/>
      <text:h text:style-name="P91" text:outline-level="1">II.<text:s/>Organización del Proyecto<text:bookmark-end text:name="_Toc479893213"/></text:h>
      <text:h text:style-name="P92" text:outline-level="2"><text:bookmark-start text:name="_Toc479893214"/>A. Modelo de procesos<text:bookmark-end text:name="_Toc479893214"/></text:h>
      <text:p text:style-name="P93"/>
      <text:p text:style-name="P94"/>
      <text:h text:style-name="P95" text:outline-level="2"><text:bookmark-start text:name="_Toc479893215"/><text:soft-page-break/>B.<text:s/>Estructura organizativa<text:bookmark-end text:name="_Toc479893215"/></text:h>
      <text:h text:style-name="P96" text:outline-level="2"><text:bookmark-start text:name="_Toc479893216"/>C.<text:s/>Fronteras e interfaces organizativas<text:bookmark-end text:name="_Toc479893216"/></text:h>
      <text:h text:style-name="P97" text:outline-level="2"><text:bookmark-start text:name="_Toc479893217"/>D.<text:s/>Responsabilidades<text:bookmark-end text:name="_Toc479893217"/></text:h>
      <text:h text:style-name="P98" text:outline-level="1"><text:bookmark-start text:name="_Toc479893218"/>III.<text:s/>Proceso de Gestión<text:bookmark-end text:name="_Toc479893218"/></text:h>
      <text:h text:style-name="P99" text:outline-level="2"><text:bookmark-start text:name="_Toc479893219"/>A.<text:s/>Objetivos y prioridades de gestión<text:bookmark-end text:name="_Toc479893219"/></text:h>
      <text:h text:style-name="P100" text:outline-level="2"><text:bookmark-start text:name="_Toc479893220"/>B.<text:s/>Suposiciones, dependencias y restricciones<text:bookmark-end text:name="_Toc479893220"/></text:h>
      <text:h text:style-name="P101" text:outline-level="2"><text:bookmark-start text:name="_Toc479893221"/>C.<text:s/>Gestión de riesgos<text:bookmark-end text:name="_Toc479893221"/></text:h>
      <text:h text:style-name="P102" text:outline-level="2"><text:bookmark-start text:name="_Toc479893222"/>D.<text:s/>Mecanismos de supervisión y control<text:bookmark-end text:name="_Toc479893222"/></text:h>
      <text:h text:style-name="P103" text:outline-level="2"><text:bookmark-start text:name="_Toc479893223"/>E.<text:s/>Plan de personal<text:bookmark-end text:name="_Toc479893223"/></text:h>
      <text:h text:style-name="P104" text:outline-level="1"><text:bookmark-start text:name="_Toc479893224"/>IV.<text:s/>Proceso Técnico<text:bookmark-end text:name="_Toc479893224"/></text:h>
      <text:h text:style-name="P105" text:outline-level="2"><text:bookmark-start text:name="_Toc479893225"/>A.<text:s/>Metodología, técnicas y herramientas<text:bookmark-end text:name="_Toc479893225"/></text:h>
      <text:h text:style-name="P106" text:outline-level="2"><text:bookmark-start text:name="_Toc479893226"/>B.<text:s/>Documentación software<text:bookmark-end text:name="_Toc479893226"/></text:h>
      <text:h text:style-name="P107" text:outline-level="2"><text:bookmark-start text:name="_Toc479893227"/>C.<text:s/>Funciones de apoyo al proyecto<text:bookmark-end text:name="_Toc479893227"/></text:h>
      <text:h text:style-name="P108" text:outline-level="1"><text:bookmark-start text:name="_Toc479893228"/>V.<text:s/>Plan de Desarrollo<text:bookmark-end text:name="_Toc479893228"/></text:h>
      <text:h text:style-name="P109" text:outline-level="2"><text:bookmark-start text:name="_Toc479893229"/>A.<text:s/>Paquetes de trabajo<text:bookmark-end text:name="_Toc479893229"/></text:h>
      <text:h text:style-name="P110" text:outline-level="2"><text:bookmark-start text:name="_Toc479893230"/>B.<text:s/>Dependencias<text:bookmark-end text:name="_Toc479893230"/></text:h>
      <text:h text:style-name="P111" text:outline-level="2"><text:bookmark-start text:name="_Toc479893231"/>C.<text:s/>Recursos<text:bookmark-end text:name="_Toc479893231"/></text:h>
      <text:h text:style-name="P112" text:outline-level="2"><text:bookmark-start text:name="_Toc479893232"/>D.<text:s/>Presupuesto y distribución de recursos<text:bookmark-end text:name="_Toc479893232"/></text:h>
      <text:h text:style-name="P113" text:outline-level="2"><text:bookmark-start text:name="_Toc479893233"/>E.<text:s/>Calendario<text:bookmark-end text:name="_Toc479893233"/></text:h>
      <text:h text:style-name="P114" text:outline-level="1"><text:bookmark-start text:name="_Toc479893234"/><text:soft-page-break/>Secciones adicionales<text:bookmark-end text:name="_Toc479893234"/></text:h>
      <text:h text:style-name="P115" text:outline-level="1"><text:bookmark-start text:name="_Toc479893235"/>Índice<text:bookmark-end text:name="_Toc479893235"/></text:h>
      <text:h text:style-name="P116" text:outline-level="1"><text:bookmark-start text:name="_Toc479893236"/>Apéndices<text:bookmark-end text:name="_Toc479893236"/></text:h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43F6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top="0.1388in" fo:margin-bottom="0.0694in" fo:line-height="150%">
        <style:tab-stops>
          <style:tab-stop style:type="right" style:leader-style="dotted" style:leader-text="." style:position="5.8986in"/>
        </style:tab-stops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TDC2" style:display-name="TDC 2" style:family="paragraph" style:parent-style-name="Normal" style:next-style-name="Normal" style:auto-update="true">
      <style:paragraph-properties fo:margin-top="0.0694in" fo:line-height="150%" fo:margin-left="0.1534in">
        <style:tab-stops>
          <style:tab-stop style:type="right" style:leader-style="dotted" style:leader-text="." style:position="5.7451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Textoindependiente" style:display-name="Texto independiente" style:family="paragraph" style:parent-style-name="Normal">
      <style:paragraph-properties fo:widows="0" fo:orphans="0" fo:text-align="justify" fo:margin-bottom="0.0833in" fo:line-height="100%"/>
      <style:text-properties style:font-name="Arial" style:font-name-asian="Andale Sans UI" style:font-name-complex="Times New Roman" style:font-size-complex="12pt" style:rfc-language-tag="es-ES_tradnl" fo:language="es" style:language-asian="ar" style:country-asian="SA" fo:hyphenate="false"/>
    </style:style>
    <style:style style:name="TextoindependienteCar" style:display-name="Texto independiente Car" style:family="text" style:parent-style-name="Fuentedepárrafopredeter.">
      <style:text-properties style:font-name="Arial" style:font-name-asian="Andale Sans UI" style:font-name-complex="Times New Roman" style:font-size-complex="12pt" style:rfc-language-tag="es-ES_tradnl" fo:language="es" style:language-asian="ar" style:country-asian="SA"/>
    </style:style>
    <style:style style:name="Titulo1lSPMP" style:display-name="Titulo1lSPMP" style:family="paragraph" style:parent-style-name="Normal">
      <style:paragraph-properties fo:widows="0" fo:orphans="0" style:text-autospace="none" fo:margin-bottom="0in" fo:line-height="100%"/>
      <style:text-properties style:font-name="Arial" style:font-name-asian="Times New Roman" style:font-name-complex="Arial" fo:font-weight="bold" style:font-weight-asian="bold" fo:font-size="18pt" style:font-size-asian="18pt" style:font-size-complex="18pt" fo:language="es" fo:country="CO" style:language-asian="ar" style:country-asian="SA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abletext" style:display-name="Tabletext" style:family="paragraph" style:parent-style-name="Normal">
      <style:paragraph-properties fo:keep-together="always" fo:widows="0" fo:orphans="0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asian="ar" style:country-asian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mbria" style:font-name-asian="Times New Roman" style:font-name-complex="Times New Roman"/>
    </style:style>
    <style:style style:name="WW_CharLFO1LVL2" style:family="text">
      <style:text-properties style:font-name="Cambria" style:font-name-asian="Times New Roman" style:font-name-complex="Times New Roman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" xlink:href="media/image1.png" xlink:show="embed" xlink:actuate="onLoad"/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AISPP010200317</text:p>
      </style:header>
      <style:footer>
        <text:p text:style-name="P3"><text:page-number text:fixed="false">9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genda telefónica mejorada</dc:title>
    <dc:subject>Plan de Proyecto</dc:subject>
    <meta:initial-creator>Alejandro Sánchez Torrico, Inés de Blas Ruiz, José Manuel Loeches Ruiz, Mario Céspedes Delgado</meta:initial-creator>
    <dc:creator>Inés de Blas Ruiz</dc:creator>
    <meta:creation-date>2017-04-16T18:42:00Z</meta:creation-date>
    <dc:date>2017-04-16T18:42:00Z</dc:date>
    <meta:template xlink:href="Normal" xlink:type="simple"/>
    <meta:editing-cycles>2</meta:editing-cycles>
    <meta:editing-duration>PT60S</meta:editing-duration>
    <meta:document-statistic meta:page-count="10" meta:paragraph-count="10" meta:word-count="779" meta:character-count="5054" meta:row-count="35" meta:non-whitespace-character-count="4285"/>
  </office:meta>
</office:document-meta>
</file>